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0.688cm" fo:min-width="3.288cm" fo:wrap-option="no-wrap" style:writing-mode="lr-tb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1.022cm" style:writing-mode="lr-tb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25cm" style:writing-mode="lr-tb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2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5cm" style:writing-mode="lr-tb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246cm" fo:min-width="2.011cm" style:writing-mode="lr-tb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84cm" fo:min-width="1.25cm" style:writing-mode="lr-tb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175cm" fo:min-width="1.495cm" style:writing-mode="lr-tb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626cm" fo:min-width="0.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33cm" fo:min-width="0.249cm" style:writing-mode="lr-tb"/>
      <style:paragraph-properties style:writing-mode="lr-tb"/>
    </style:style>
    <style:style style:name="gr18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634cm" fo:min-width="0.562cm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9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66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>
      <style:graphic-properties svg:stroke-color="#000000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cm" svg:height="1.15cm" svg:x="2.2cm" svg:y="5.3cm">
          <text:p text:style-name="P1"><text:span text:style-name="T1">Entidad débi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4" draw:layer="layout" svg:width="2.15cm" svg:height="0.5cm" svg:x="9.35cm" svg:y="3.45cm">
          <text:p text:style-name="P3"><text:span text:style-name="T2">Atribu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1cm" svg:x="2.2cm" svg:y="3.25cm">
          <text:p text:style-name="P1"><text:span text:style-name="T1">Enti</text:span><text:span text:style-name="T1">dad </text:span><text:span text:style-name="T1">fuer</text:span><text:span text:style-name="T1">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2.5cm" svg:x="14.35cm" svg:y="3cm">
          <text:p text:style-name="P1"><text:span text:style-name="T1">Rel</text:span><text:span text:style-name="T1">aci</text:span><text:span text:style-name="T1">ó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draw:style-name="gr5">
          <draw:custom-shape draw:style-name="gr6" draw:text-style-name="P5" draw:layer="layout" svg:width="3.5cm" svg:height="2.5cm" svg:x="14.4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draw:layer="layout" svg:width="4cm" svg:height="3cm" svg:x="14.15cm" svg:y="6.25cm">
            <text:p text:style-name="P1"><text:span text:style-name="T3">E</text:span><text:span text:style-name="T3">/</text:span><text:span text:style-name="T3">I</text:span><text:span text:style-name="T3">D</text:span></text:p>
            <text:p text:style-name="P1"><text:span text:style-name="T1">R</text:span><text:span text:style-name="T1">e</text:span><text:span text:style-name="T1">l. </text:span><text:span text:style-name="T1">D</text:span><text:span text:style-name="T1">é</text:span><text:span text:style-name="T1">b</text:span><text:span text:style-name="T1">il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" draw:text-style-name="P4" draw:layer="layout" svg:width="3.549cm" svg:height="0.7cm" svg:x="8.651cm" svg:y="6.45cm">
          <text:p text:style-name="P3"><text:span text:style-name="T2">A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o</text:span><text:span text:style-name="T2"> </text:span><text:span text:style-name="T2">(</text:span><text:span text:style-name="T2">d</text:span><text:span text:style-name="T2">e</text:span><text:span text:style-name="T2">r</text:span><text:span text:style-name="T2">i</text:span><text:span text:style-name="T2">v</text:span><text:span text:style-name="T2">a</text:span><text:span text:style-name="T2">d</text:span><text:span text:style-name="T2">o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5cm" svg:height="2.5cm" svg:x="14.65cm" svg:y="10.55cm">
          <text:p text:style-name="P1"><text:span text:style-name="T1">Relación</text:span></text:p>
          <text:p text:style-name="P1"><text:span text:style-name="T2">(ternaria)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5cm" svg:height="0.962cm" svg:x="1.7cm" svg:y="1.35cm">
          <draw:text-box>
            <text:p text:style-name="P6"><text:span text:style-name="T4">ENTIDADES</text:span></text:p>
          </draw:text-box>
        </draw:frame>
        <draw:frame draw:style-name="gr10" draw:text-style-name="P7" draw:layer="layout" svg:width="5cm" svg:height="0.962cm" svg:x="8cm" svg:y="1.35cm">
          <draw:text-box>
            <text:p text:style-name="P6"><text:span text:style-name="T4">ATRIBUTOS</text:span></text:p>
          </draw:text-box>
        </draw:frame>
        <draw:frame draw:style-name="gr10" draw:text-style-name="P7" draw:layer="layout" svg:width="5cm" svg:height="0.962cm" svg:x="13.6cm" svg:y="1.35cm">
          <draw:text-box>
            <text:p text:style-name="P6"><text:span text:style-name="T4">RELACIONES</text:span></text:p>
          </draw:text-box>
        </draw:frame>
        <draw:g draw:style-name="gr5">
          <draw:custom-shape draw:style-name="gr11" draw:text-style-name="P4" draw:layer="layout" svg:width="2.821cm" svg:height="0.599cm" svg:x="9.029cm" svg:y="4.851cm">
            <text:p text:style-name="P3"><text:span text:style-name="T2">Atributo (multi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328cm" svg:height="0.2cm" svg:x="8.7cm" svg:y="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8" draw:layer="layout" svg:width="4.25cm" svg:height="0.806cm" svg:x="2.1cm" svg:y="7.35cm">
          <draw:text-box>
            <text:p text:style-name="P6"><text:span text:style-name="T1">Especialización</text:span></text:p>
          </draw:text-box>
        </draw:frame>
        <draw:custom-shape draw:style-name="gr14" draw:text-style-name="P10" draw:layer="layout" svg:width="2.2cm" svg:height="1.75cm" svg:x="14.151cm" svg:y="15.25cm">
          <text:p text:style-name="P9"><text:span text:style-name="T5">Reflexiv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1" draw:layer="layout" svg:width="1.4cm" svg:height="0.75cm" svg:x="23.45cm" svg:y="5.55cm">
          <draw:text-box>
            <text:p><text:span text:style-name="T6">1:N</text:span></text:p>
          </draw:text-box>
        </draw:frame>
        <draw:polyline draw:style-name="gr16" draw:text-style-name="P5" draw:layer="layout" svg:width="0.848cm" svg:height="3.048cm" draw:transform="rotate (1.5707963267949) translate (15.251cm 15.55cm)" svg:viewBox="0 0 849 3049" draw:points="284,0 849,0 849,3049 0,3049">
          <text:p/>
        </draw:polyline>
        <draw:polyline draw:style-name="gr16" draw:text-style-name="P5" draw:layer="layout" svg:width="0.749cm" svg:height="2.999cm" draw:transform="rotate (-1.5707963267949) translate (18.251cm 16.651cm)" svg:viewBox="0 0 750 3000" draw:points="375,3000 750,3000 750,0 0,0">
          <text:p/>
        </draw:polyline>
        <draw:frame draw:style-name="gr13" draw:text-style-name="P12" draw:layer="layout" svg:width="5cm" svg:height="0.806cm" svg:x="21.7cm" svg:y="1.35cm">
          <draw:text-box>
            <text:p text:style-name="P6"><text:span text:style-name="T3">PARTICIPACIONES</text:span></text:p>
          </draw:text-box>
        </draw:frame>
        <draw:frame draw:style-name="gr15" draw:text-style-name="P13" draw:layer="layout" svg:width="1.45cm" svg:height="0.75cm" svg:x="23.3cm" svg:y="2.45cm">
          <draw:text-box>
            <text:p><text:span text:style-name="T5">(0,1)</text:span></text:p>
          </draw:text-box>
        </draw:frame>
        <draw:frame draw:style-name="gr13" draw:text-style-name="P12" draw:layer="layout" svg:width="5cm" svg:height="0.806cm" svg:x="21.7cm" svg:y="4.35cm">
          <draw:text-box>
            <text:p text:style-name="P6"><text:span text:style-name="T3">CARDINALIDAD</text:span></text:p>
          </draw:text-box>
        </draw:frame>
        <draw:custom-shape draw:style-name="gr17" draw:text-style-name="P14" draw:layer="layout" svg:width="1.496cm" svg:height="0.849cm" draw:transform="rotate (-3.14159265358979) translate (3.996cm 9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6" draw:layer="layout" svg:width="1.5cm" svg:height="1.25cm" svg:x="4.5cm" svg:y="8.25cm">
          <text:p text:style-name="P15"><text:span text:style-name="T1">T,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4.25cm" svg:height="0.843cm" svg:x="2.25cm" svg:y="10.25cm">
          <draw:text-box>
            <text:p text:style-name="P17"><text:span text:style-name="T1">Disyunta</text:span></text:p>
          </draw:text-box>
        </draw:frame>
        <draw:frame draw:style-name="gr20" draw:text-style-name="P18" draw:layer="layout" svg:width="4.5cm" svg:height="0.916cm" svg:x="2cm" svg:y="16.334cm">
          <draw:text-box>
            <text:p text:style-name="P17"><text:span text:style-name="T1">Total y Disyunta</text:span></text:p>
          </draw:text-box>
        </draw:frame>
        <draw:frame draw:style-name="gr21" draw:text-style-name="P18" draw:layer="layout" svg:width="4.25cm" svg:height="0.806cm" svg:x="2.25cm" svg:y="13.25cm">
          <draw:text-box>
            <text:p text:style-name="P17"><text:span text:style-name="T1">Total</text:span></text:p>
          </draw:text-box>
        </draw:frame>
        <draw:g draw:style-name="gr5">
          <draw:ellipse draw:style-name="gr22" draw:text-style-name="P6" draw:layer="layout" svg:width="2.66cm" svg:height="2cm" svg:x="2.942cm" svg:y="10.843cm" draw:kind="arc" draw:start-angle="200.91" draw:end-angle="340.97">
            <text:p/>
          </draw:ellipse>
          <draw:custom-shape draw:style-name="gr17" draw:text-style-name="P14" draw:layer="layout" svg:width="1.496cm" svg:height="0.849cm" draw:transform="rotate (-3.14159265358979) translate (5.03cm 12.1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5">
          <draw:custom-shape draw:style-name="gr23" draw:text-style-name="P5" draw:layer="layout" svg:width="0.5cm" svg:height="0.5cm" svg:x="4.03cm" svg:y="14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1.496cm" svg:height="0.849cm" draw:transform="rotate (-3.14159265358979) translate (5.026cm 15.6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5">
          <draw:custom-shape draw:style-name="gr23" draw:text-style-name="P5" draw:layer="layout" svg:width="0.5cm" svg:height="0.5cm" svg:x="4.001cm" svg:y="17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1.496cm" svg:height="0.849cm" draw:transform="rotate (-3.14159265358979) translate (4.997cm 18.8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4.475524475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22" draw:text-style-name="P6" draw:layer="layout" svg:width="2.66cm" svg:height="2cm" svg:x="2.913cm" svg:y="17.5cm" draw:kind="arc" draw:start-angle="200.91" draw:end-angle="340.97">
            <text:p/>
          </draw:ellips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9:17:46.654146767</meta:creation-date>
    <dc:date>2023-10-10T22:36:54.709406918</dc:date>
    <meta:editing-duration>PT1H6M25S</meta:editing-duration>
    <meta:editing-cycles>24</meta:editing-cycles>
    <meta:generator>LibreOffice/7.5.4.2$Linux_X86_64 LibreOffice_project/36ccfdc35048b057fd9854c757a8b67ec53977b6</meta:generator>
    <meta:document-statistic meta:object-count="38"/>
  </office:meta>
</office:document-meta>
</file>